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cm" fo:min-width="6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8.236cm" fo:min-width="8.34cm" loext:decorative="false"/>
    </style:style>
    <style:style style:name="gr3" style:family="graphic" style:parent-style-name="standard">
      <style:graphic-properties draw:fill="solid" draw:fill-color="#ffbf00" draw:textarea-horizontal-align="justify" draw:textarea-vertical-align="middle" draw:auto-grow-height="false" fo:min-height="0cm" fo:min-width="0cm" loext:decorative="false"/>
    </style:style>
    <style:style style:name="gr4" style:family="graphic" style:parent-style-name="standard">
      <style:graphic-properties draw:fill="solid" draw:fill-color="#ffbf00" draw:textarea-horizontal-align="justify" draw:textarea-vertical-align="middle" draw:auto-grow-height="fals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bf0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3.75cm" svg:x="11.3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5cm" svg:height="12cm" svg:x="8.3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6.2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1.8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2.65cm" svg:y="8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6.2cm" svg:y="8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25cm" svg:height="0.25cm" svg:x="12.492cm" svg:y="13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2.5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3.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4.0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4.8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5.5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6.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7.0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7.45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1.45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8.5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4.45cm" svg:y="16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cm" svg:height="0.25cm" svg:x="10.4cm" svg:y="14.8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cm" svg:height="0.25cm" svg:x="19.95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cm" svg:height="0.25cm" svg:x="18.2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cm" svg:height="0.25cm" svg:x="8.915cm" svg:y="10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cm" svg:height="0.25cm" svg:x="10.6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cm" svg:height="0.25cm" svg:x="14.4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cm" svg:height="0.25cm" svg:x="14.4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cm" svg:height="0.25cm" svg:x="11.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cm" svg:height="0.25cm" svg:x="10.05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cm" svg:height="0.25cm" svg:x="11.3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cm" svg:height="0.25cm" svg:x="17.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cm" svg:height="0.25cm" svg:x="18.95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cm" svg:height="0.25cm" svg:x="13.3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cm" svg:height="0.25cm" svg:x="15.476cm" svg:y="9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cm" svg:height="0.25cm" svg:x="15.4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cm" svg:height="0.25cm" svg:x="16.3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cm" svg:height="0.25cm" svg:x="14.45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cm" svg:height="0.25cm" svg:x="13.3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cm" svg:height="0.25cm" svg:x="12.55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cm" svg:height="0.25cm" svg:x="17.55cm" svg:y="7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25cm" svg:height="0.25cm" svg:x="14.5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75cm" svg:height="0.624cm" svg:x="14.2cm" svg:y="5.876cm">
          <draw:text-box>
            <text:p text:style-name="P4"><text:span text:style-name="T1">1</text:span></text:p>
          </draw:text-box>
        </draw:frame>
        <draw:frame draw:style-name="gr6" draw:text-style-name="P5" draw:layer="layout" svg:width="0.75cm" svg:height="0.624cm" svg:x="9.3cm" svg:y="10.726cm">
          <draw:text-box>
            <text:p text:style-name="P4"><text:span text:style-name="T1">3</text:span></text:p>
          </draw:text-box>
        </draw:frame>
        <draw:frame draw:style-name="gr6" draw:text-style-name="P5" draw:layer="layout" svg:width="0.75cm" svg:height="0.624cm" svg:x="14.25cm" svg:y="15.85cm">
          <draw:text-box>
            <text:p text:style-name="P4"><text:span text:style-name="T1">5</text:span></text:p>
          </draw:text-box>
        </draw:frame>
        <draw:frame draw:style-name="gr6" draw:text-style-name="P5" draw:layer="layout" svg:width="0.75cm" svg:height="0.624cm" svg:x="19.3cm" svg:y="10.676cm">
          <draw:text-box>
            <text:p text:style-name="P4"><text:span text:style-name="T1">7</text:span></text:p>
          </draw:text-box>
        </draw:frame>
        <draw:frame draw:style-name="gr7" draw:text-style-name="P5" draw:layer="layout" svg:width="0.95cm" svg:height="0.75cm" svg:x="14.1cm" svg:y="10.25cm">
          <draw:text-box>
            <text:p text:style-name="P4"><text:span text:style-name="T1">15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sv" fo:country="S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9T11:29:37.519352757</meta:creation-date>
    <dc:date>2025-09-29T12:01:17.434513842</dc:date>
    <meta:editing-duration>PT29M44S</meta:editing-duration>
    <meta:editing-cycles>15</meta:editing-cycles>
    <meta:generator>LibreOffice/25.8.1.1$Linux_X86_64 LibreOffice_project/580$Build-1</meta:generator>
    <meta:document-statistic meta:object-count="44"/>
  </office:meta>
</office:document-meta>
</file>